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1aa05" officeooo:paragraph-rsid="0011aa05"/>
    </style:style>
    <style:style style:name="P2" style:family="paragraph" style:parent-style-name="Standard">
      <style:text-properties fo:font-weight="bold" officeooo:rsid="0011aa05" officeooo:paragraph-rsid="0011aa05" style:font-weight-asian="bold" style:font-weight-complex="bold"/>
    </style:style>
    <style:style style:name="P3" style:family="paragraph" style:parent-style-name="Standard">
      <style:text-properties fo:font-weight="bold" officeooo:rsid="00139a5c" officeooo:paragraph-rsid="00139a5c" style:font-weight-asian="bold" style:font-weight-complex="bold"/>
    </style:style>
    <style:style style:name="P4" style:family="paragraph" style:parent-style-name="Standard">
      <style:text-properties fo:font-weight="bold" officeooo:rsid="00139a5c" officeooo:paragraph-rsid="0017f0fd" style:font-weight-asian="bold" style:font-weight-complex="bold"/>
    </style:style>
    <style:style style:name="P5" style:family="paragraph" style:parent-style-name="Standard">
      <style:text-properties fo:font-weight="bold" officeooo:rsid="0016cfb1" officeooo:paragraph-rsid="0016cfb1" style:font-weight-asian="bold" style:font-weight-complex="bold"/>
    </style:style>
    <style:style style:name="P6" style:family="paragraph" style:parent-style-name="Standard">
      <style:text-properties fo:font-weight="bold" officeooo:rsid="0018a796" officeooo:paragraph-rsid="0018a796" style:font-weight-asian="bold" style:font-weight-complex="bold"/>
    </style:style>
    <style:style style:name="P7" style:family="paragraph" style:parent-style-name="Standard">
      <style:text-properties fo:font-weight="normal" officeooo:rsid="0011aa05" officeooo:paragraph-rsid="0011aa05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556c8" officeooo:paragraph-rsid="00139a5c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officeooo:rsid="001556c8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39a5c" style:font-weight-asian="normal" style:font-weight-complex="normal"/>
    </style:style>
    <style:style style:name="T6" style:family="text">
      <style:text-properties style:text-underline-style="none" fo:font-weight="normal" officeooo:rsid="001556c8" style:font-weight-asian="normal" style:font-weight-complex="normal"/>
    </style:style>
    <style:style style:name="T7" style:family="text">
      <style:text-properties style:text-underline-style="none" fo:font-weight="normal" officeooo:rsid="0017f0fd" style:font-weight-asian="normal" style:font-weight-complex="normal"/>
    </style:style>
    <style:style style:name="T8" style:family="text">
      <style:text-properties style:text-underline-style="none" fo:font-weight="normal" officeooo:rsid="001a37e1" style:font-weight-asian="normal" style:font-weight-complex="normal"/>
    </style:style>
    <style:style style:name="T9" style:family="text">
      <style:text-properties fo:font-style="italic" style:text-underline-style="none" fo:font-weight="normal" officeooo:rsid="0017f0fd" style:font-style-asian="italic" style:font-weight-asian="normal" style:font-style-complex="italic" style:font-weight-complex="normal"/>
    </style:style>
    <style:style style:name="T10" style:family="text">
      <style:text-properties fo:font-style="normal" style:text-underline-style="none" fo:font-weight="normal" officeooo:rsid="00197399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 chiavi esterne le scrivo nella relazione e non le indico nello schema ER a meno che non facciano la chiave primaria con attributi di una determinata entità.</text:p>
      <text:p text:style-name="P1"/>
      <text:p text:style-name="P2">Modello relazionale</text:p>
      <text:p text:style-name="P7"/>
      <text:p text:style-name="P2"><text:span text:style-name="T1">DIPENDENTE(</text:span><text:span text:style-name="T2">Codice dipendente</text:span><text:span text:style-name="T4">, </text:span><text:span text:style-name="T9">Informazioni, Indirizzo</text:span><text:span text:style-name="T5">)</text:span></text:p>
      <text:p text:style-name="P3"><text:span text:style-name="T4">INFORMAZIONI(</text:span><text:span text:style-name="T2">id</text:span><text:span text:style-name="T4">, Nome, Cognome, Data di nascita, Codice Fiscale, Telefono, Mail)</text:span></text:p>
      <text:p text:style-name="P3"><text:span text:style-name="T4">INDIRIZZO(</text:span><text:span text:style-name="T2">id</text:span><text:span text:style-name="T4">, Via, Numero, Città)</text:span></text:p>
      <text:p text:style-name="P4"><text:span text:style-name="T4">CATEGORIA(</text:span><text:span text:style-name="T2">Nome Categoria</text:span><text:span text:style-name="T6">, Turno, Data inizio</text:span><text:span text:style-name="T4">)</text:span></text:p>
      <text:p text:style-name="P3"><text:span text:style-name="T4">SCONTO(</text:span><text:span text:style-name="T2">Livelli, Categoria</text:span><text:span text:style-name="T4">, %Sconto, TettoMax)</text:span></text:p>
      <text:p text:style-name="P3"><text:span text:style-name="T4">SCAGLIONI(</text:span><text:span text:style-name="T3">Categoria</text:span><text:span text:style-name="T6">, </text:span><text:span text:style-name="T3">Sconto</text:span><text:span text:style-name="T6">)</text:span></text:p>
      <text:p text:style-name="P5"><text:span text:style-name="T6">P</text:span><text:span text:style-name="T4">RODOTTO(</text:span><text:span text:style-name="T2">Codice prodotto</text:span><text:span text:style-name="T4">, Percentuale IVA, Qu</text:span><text:span text:style-name="T7">a</text:span><text:span text:style-name="T4">ntità, </text:span><text:span text:style-name="T8">Nome, Descrizione, Foto</text:span><text:span text:style-name="T4">, </text:span><text:span text:style-name="T9">Categoria</text:span><text:span text:style-name="T10">, </text:span></text:p>
      <text:p text:style-name="P8"/>
      <text:p text:style-name="P8"/>
      <text:p text:style-name="P8"/>
      <text:p text:style-name="P6"><text:span text:style-name="T7">S</text:span><text:span text:style-name="T4">u CATEGORIA: Turno e Data inizio sono stati spostati dalla relazione RESPONSABI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2T10:27:46.394423984</meta:creation-date>
    <meta:generator>LibreOffice/4.3.7.2$Linux_X86_64 LibreOffice_project/430$Build-2</meta:generator>
    <dc:date>2015-06-13T17:43:24.282202757</dc:date>
    <meta:editing-duration>PT3H15M1S</meta:editing-duration>
    <meta:editing-cycles>5</meta:editing-cycles>
    <meta:document-statistic meta:table-count="0" meta:image-count="0" meta:object-count="0" meta:page-count="1" meta:paragraph-count="10" meta:word-count="80" meta:character-count="635" meta:non-whitespace-character-count="564"/>
  </office:meta>
</office:document-meta>
</file>